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a xlink:type="simple" xlink:href="https://spring.io/blog/2021/12/10/log4j2-vulnerability-and-spring-boot" text:style-name="Internet_20_link" text:visited-style-name="Visited_20_Internet_20_Link">Log4J2 Vulnerability and Spring Boot </text:a></text:h>
      <text:p text:style-name="P2"><text:a xlink:type="simple" xlink:href="https://spring.io/blog/category/engineering" text:style-name="Internet_20_link" text:visited-style-name="Visited_20_Internet_20_Link">Engineering</text:a> </text:p>
      <text:p text:style-name="P2"><text:a xlink:type="simple" xlink:href="https://spring.io/team/philwebb" text:style-name="Internet_20_link" text:visited-style-name="Visited_20_Internet_20_Link">Phil Webb</text:a> </text:p>
      <text:p text:style-name="Text_20_body"><text:a xlink:type="simple" xlink:href="https://spring.io/blog/2021/12/10/log4j2-vulnerability-and-spring-boot#disqus_thread" text:style-name="Internet_20_link" text:visited-style-name="Visited_20_Internet_20_Link">241 Comments</text:a> </text:p>
      <text:p text:style-name="Quotations"><text:span text:style-name="Strong_20_Emphasis">Updates</text:span>: Since this blog post has been published, a <text:a xlink:type="simple" xlink:href="https://logback.qos.ch/news.html" text:style-name="Internet_20_link" text:visited-style-name="Visited_20_Internet_20_Link">new logback 1.2.9 version has been published</text:a>. While this fixes a security issue, prerequisites for exploits are very different as they “requires write access to logback’s configuration file”.<text:line-break/>Log4J also released a new 2.17.0 version with fixes for <text:a xlink:type="simple" xlink:href="https://nvd.nist.gov/vuln/detail/CVE-2021-45046" text:style-name="Internet_20_link" text:visited-style-name="Visited_20_Internet_20_Link">CVE-2021-45046</text:a> and <text:a xlink:type="simple" xlink:href="https://nvd.nist.gov/vuln/detail/CVE-2021-45105" text:style-name="Internet_20_link" text:visited-style-name="Visited_20_Internet_20_Link">CVE-2021-45105</text:a>.<text:line-break/>Spring Boot <text:span text:style-name="Source_20_Text">2.5.8</text:span> and <text:span text:style-name="Source_20_Text">2.6.2</text:span> haven been released and provide dependency management for logback 1.2.9 and Log4J 2.17.0.<text:line-break/>Log4J 2.17.1 contains a fix for <text:a xlink:type="simple" xlink:href="https://nvd.nist.gov/vuln/detail/CVE-2021-44832" text:style-name="Internet_20_link" text:visited-style-name="Visited_20_Internet_20_Link">CVE-2021-44832</text:a></text:p>
      <text:p text:style-name="Text_20_body">As you may have seen in the news, a new zero-day exploit has been reported against the popular Log4J2 library which can allow an attacker to remotely execute code. The vulnerability has been reported with <text:a xlink:type="simple" xlink:href="https://nvd.nist.gov/vuln/detail/CVE-2021-44228" text:style-name="Internet_20_link" text:visited-style-name="Visited_20_Internet_20_Link">CVE-2021-44228</text:a> against the <text:span text:style-name="Source_20_Text">log4j-core</text:span> jar and has been fixed in <text:a xlink:type="simple" xlink:href="https://repo1.maven.org/maven2/org/apache/logging/log4j/log4j-core/2.15.0/" text:style-name="Internet_20_link" text:visited-style-name="Visited_20_Internet_20_Link">Log4J v2.15.0</text:a>.</text:p>
      <text:p text:style-name="Text_20_body">Spring Boot users are only affected by this vulnerability if they have <text:a xlink:type="simple" xlink:href="https://docs.spring.io/spring-boot/docs/current/reference/html/howto.html#howto.logging.log4j" text:style-name="Internet_20_link" text:visited-style-name="Visited_20_Internet_20_Link">switched the default logging system to Log4J2</text:a>. The <text:span text:style-name="Source_20_Text">log4j-to-slf4j</text:span> and <text:span text:style-name="Source_20_Text">log4j-api</text:span> jars that we include in <text:span text:style-name="Source_20_Text">spring-boot-starter-logging</text:span> cannot be exploited on their own. Only applications using <text:span text:style-name="Source_20_Text">log4j-core</text:span> and including user input in log messages are vulnerable.</text:p>
      <text:p text:style-name="Text_20_body">Our upcoming v2.5.8 &amp; v2.6.2 releases (due Dec 23, 2021) will pick up Log4J v2.17.0, but since this is such a serious vulnerability you may want to override our dependency management and upgrade your Log4J2 dependency sooner.</text:p>
      <text:h text:style-name="Heading_20_2" text:outline-level="2">Maven</text:h>
      <text:p text:style-name="Text_20_body">For Maven users, you can follow <text:a xlink:type="simple" xlink:href="https://docs.spring.io/spring-boot/docs/current/maven-plugin/reference/htmlsingle/#using" text:style-name="Internet_20_link" text:visited-style-name="Visited_20_Internet_20_Link">these instructions</text:a> and the set the <text:span text:style-name="Source_20_Text">log4j2.version</text:span> property.</text:p>
      <text:p text:style-name="Text_20_body">For example, if you are using our parent POM you can set the <text:span text:style-name="Source_20_Text">log4j2.version</text:span> property:</text:p>
      <text:p text:style-name="Preformatted_20_Text"><text:span text:style-name="Source_20_Text">&lt;properties&gt;</text:span></text:p>
      <text:p text:style-name="Preformatted_20_Text"><text:span text:style-name="Source_20_Text"><text:s text:c="4"/>&lt;log4j2.version&gt;2.17.1&lt;/log4j2.version&gt;</text:span></text:p>
      <text:p text:style-name="P1"><text:span text:style-name="Source_20_Text">&lt;/properties&gt;</text:span></text:p>
      <text:p text:style-name="Text_20_body">If you are not using our parent, but instead are importing the <text:span text:style-name="Source_20_Text">spring-boot-dependencies</text:span> BOM, you’ll need to use a <text:span text:style-name="Source_20_Text">&lt;dependencyManagement&gt;</text:span> section:</text:p>
      <text:p text:style-name="Preformatted_20_Text"><text:span text:style-name="Source_20_Text">&lt;dependencyManagement&gt;</text:span></text:p>
      <text:p text:style-name="Preformatted_20_Text"><text:span text:style-name="Source_20_Text"><text:s text:c="4"/>&lt;dependencies&gt;</text:span></text:p>
      <text:p text:style-name="Preformatted_20_Text"><text:span text:style-name="Source_20_Text"><text:s text:c="8"/>&lt;dependency&gt;</text:span></text:p>
      <text:p text:style-name="Preformatted_20_Text"><text:span text:style-name="Source_20_Text"><text:s text:c="12"/>&lt;groupId&gt;org.apache.logging.log4j&lt;/groupId&gt;</text:span></text:p>
      <text:p text:style-name="Preformatted_20_Text"><text:span text:style-name="Source_20_Text"><text:s text:c="12"/>&lt;artifactId&gt;log4j-bom&lt;/artifactId&gt;</text:span></text:p>
      <text:p text:style-name="Preformatted_20_Text"><text:span text:style-name="Source_20_Text"><text:s text:c="12"/>&lt;version&gt;2.17.1&lt;/version&gt;</text:span></text:p>
      <text:p text:style-name="Preformatted_20_Text"><text:span text:style-name="Source_20_Text"><text:s text:c="12"/>&lt;scope&gt;import&lt;/scope&gt;</text:span></text:p>
      <text:p text:style-name="Preformatted_20_Text"><text:span text:style-name="Source_20_Text"><text:s text:c="12"/>&lt;type&gt;pom&lt;/type&gt;</text:span></text:p>
      <text:p text:style-name="Preformatted_20_Text"><text:span text:style-name="Source_20_Text"><text:s text:c="8"/>&lt;/dependency&gt;</text:span></text:p>
      <text:p text:style-name="Preformatted_20_Text"><text:span text:style-name="Source_20_Text"><text:s text:c="8"/>... other dependencies including spring-boot-dependencies</text:span></text:p>
      <text:p text:style-name="Preformatted_20_Text"><text:span text:style-name="Source_20_Text"><text:s text:c="4"/>&lt;/dependencies&gt;</text:span></text:p>
      <text:p text:style-name="P1"><text:span text:style-name="Source_20_Text">&lt;/dependencyManagement&gt;</text:span></text:p>
      <text:p text:style-name="Text_20_body"><text:soft-page-break/>To check that the override as been applied run <text:span text:style-name="Source_20_Text">./mvnw dependency:list | grep log4j</text:span> and check that the version is 2.17.1.</text:p>
      <text:h text:style-name="Heading_20_2" text:outline-level="2">Gradle</text:h>
      <text:p text:style-name="Text_20_body">For Gradle users, you can follow <text:a xlink:type="simple" xlink:href="https://docs.spring.io/spring-boot/docs/current/gradle-plugin/reference/htmlsingle/#managing-dependencies.dependency-management-plugin.customizing" text:style-name="Internet_20_link" text:visited-style-name="Visited_20_Internet_20_Link">these instructions</text:a> and update the version property, import the BOM or use a<text:span text:style-name="Source_20_Text">resolutionStrategy</text:span>.</text:p>
      <text:p text:style-name="Text_20_body">For most users, setting the <text:span text:style-name="Source_20_Text">log4j2.version</text:span> property will be sufficient:</text:p>
      <text:p text:style-name="P1"><text:span text:style-name="Source_20_Text">ext['log4j2.version'] = '2.17.1'</text:span></text:p>
      <text:p text:style-name="Text_20_body">If you’re using Gradle’s platform support instead of our dependency management plugin then you can add a dependency to the Log4J BOM:</text:p>
      <text:p text:style-name="P1"><text:span text:style-name="Source_20_Text">implementation(platform("org.apache.logging.log4j:log4j-bom:2.17.1"))</text:span></text:p>
      <text:p text:style-name="Text_20_body">And if you can’t use either of those methods then you can declare a <text:span text:style-name="Source_20_Text">resolutionStrategy</text:span>:</text:p>
      <text:p text:style-name="Preformatted_20_Text"><text:span text:style-name="Source_20_Text">configurations.all {</text:span></text:p>
      <text:p text:style-name="Preformatted_20_Text"><text:span text:style-name="Source_20_Text"><text:s text:c="8"/>resolutionStrategy.eachDependency { DependencyResolveDetails details -&gt;</text:span></text:p>
      <text:p text:style-name="Preformatted_20_Text"><text:span text:style-name="Source_20_Text"><text:s text:c="16"/>if (details.requested.group == 'org.apache.logging.log4j') {</text:span></text:p>
      <text:p text:style-name="Preformatted_20_Text"><text:span text:style-name="Source_20_Text"><text:s text:c="24"/>details.useVersion '2.17.1'</text:span></text:p>
      <text:p text:style-name="Preformatted_20_Text"><text:span text:style-name="Source_20_Text"><text:s text:c="16"/>}</text:span></text:p>
      <text:p text:style-name="Preformatted_20_Text"><text:span text:style-name="Source_20_Text"><text:s text:c="8"/>}</text:span></text:p>
      <text:p text:style-name="P1"><text:span text:style-name="Source_20_Text">}</text:span></text:p>
      <text:p text:style-name="Text_20_body">Whichever method you choose, to check that the override has been applied you can run <text:span text:style-name="Source_20_Text">./gradlew dependencyInsight --dependency log4j-core</text:span> and look for version 2.17.1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5:13:55.459245167</meta:creation-date>
    <dc:date>2022-01-05T15:17:18.146285556</dc:date>
    <meta:editing-duration>PT3M23S</meta:editing-duration>
    <meta:editing-cycles>1</meta:editing-cycles>
    <meta:document-statistic meta:table-count="0" meta:image-count="0" meta:object-count="0" meta:page-count="2" meta:paragraph-count="43" meta:word-count="421" meta:character-count="3251" meta:non-whitespace-character-count="2702"/>
    <meta:generator>LibreOffice/7.2.4.1$Linux_X86_64 LibreOffice_project/20$Build-1</meta:generator>
  </office:meta>
</office:document-meta>
</file>